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fo:margin-top="0in" fo:margin-bottom="0in" table:align="margins"/>
    </style:style>
    <style:style style:name="Table1.A" style:family="table-column">
      <style:table-column-properties style:column-width="2.8368in" style:rel-column-width="27776*"/>
    </style:style>
    <style:style style:name="Table1.B" style:family="table-column">
      <style:table-column-properties style:column-width="3.8563in" style:rel-column-width="37759*"/>
    </style:style>
    <style:style style:name="Table1.1" style:family="table-row">
      <style:table-row-properties style:min-row-height="0.2688in"/>
    </style:style>
    <style:style style:name="Table1.A1" style:family="table-cell">
      <style:table-cell-properties style:vertical-align="middle" fo:background-color="#3465a4" fo:padding="0.0396in" fo:border-left="0.05pt solid #3465a4" fo:border-right="none" fo:border-top="0.05pt solid #3465a4" fo:border-bottom="0.05pt solid #3465a4">
        <style:background-image/>
      </style:table-cell-properties>
    </style:style>
    <style:style style:name="Table1.B1" style:family="table-cell">
      <style:table-cell-properties style:vertical-align="middle" fo:background-color="transparent" fo:padding="0.0396in" fo:border="0.05pt solid #3465a4">
        <style:background-image/>
      </style:table-cell-properties>
    </style:style>
    <style:style style:name="Table1.A2" style:family="table-cell">
      <style:table-cell-properties style:vertical-align="middle" fo:background-color="#3465a4" fo:padding="0.0396in" fo:border-left="0.05pt solid #3465a4" fo:border-right="none" fo:border-top="none" fo:border-bottom="0.05pt solid #3465a4">
        <style:background-image/>
      </style:table-cell-properties>
    </style:style>
    <style:style style:name="Table1.B2" style:family="table-cell">
      <style:table-cell-properties style:vertical-align="middle" fo:background-color="transparent" fo:padding="0.0396in" fo:border-left="0.05pt solid #3465a4" fo:border-right="0.05pt solid #3465a4" fo:border-top="none" fo:border-bottom="0.05pt solid #3465a4">
        <style:background-image/>
      </style:table-cell-properties>
    </style:style>
    <style:style style:name="P1" style:family="paragraph" style:parent-style-name="Heading_20_3">
      <style:paragraph-properties fo:line-height="100%"/>
    </style:style>
    <style:style style:name="P2" style:family="paragraph" style:parent-style-name="Text_20_body">
      <style:paragraph-properties fo:line-height="100%"/>
      <style:text-properties officeooo:paragraph-rsid="0021109e"/>
    </style:style>
    <style:style style:name="P3" style:family="paragraph" style:parent-style-name="Table_20_Contents">
      <style:paragraph-properties fo:margin-top="0.0193in" fo:margin-bottom="0.0398in" style:contextual-spacing="false" fo:text-align="center" style:justify-single-word="false"/>
      <style:text-properties style:font-name="Liberation Sans2" fo:font-size="10.5pt"/>
    </style:style>
    <style:style style:name="P4" style:family="paragraph" style:parent-style-name="Standard">
      <style:paragraph-properties fo:text-align="center" style:justify-single-word="false"/>
      <style:text-properties style:font-name="Liberation Sans2" fo:font-size="10.5pt" officeooo:rsid="00191037" officeooo:paragraph-rsid="00147c9f"/>
    </style:style>
    <style:style style:name="P5" style:family="paragraph" style:parent-style-name="Standard">
      <style:paragraph-properties fo:margin-top="0.0193in" fo:margin-bottom="0.0398in" style:contextual-spacing="false" fo:text-align="center" style:justify-single-word="false"/>
      <style:text-properties style:font-name="Liberation Sans2" fo:font-size="10.5pt" officeooo:rsid="00191037" officeooo:paragraph-rsid="00147c9f"/>
    </style:style>
    <style:style style:name="P6" style:family="paragraph" style:parent-style-name="Standard">
      <style:paragraph-properties fo:margin-top="0.0193in" fo:margin-bottom="0.0398in" style:contextual-spacing="false" fo:text-align="center" style:justify-single-word="false"/>
      <style:text-properties style:font-name="Liberation Sans2" fo:font-size="10.5pt" officeooo:rsid="00191037" officeooo:paragraph-rsid="00157f32"/>
    </style:style>
    <style:style style:name="P7" style:family="paragraph" style:parent-style-name="Table_20_Contents">
      <style:paragraph-properties fo:margin-top="0.0193in" fo:margin-bottom="0.0398in" style:contextual-spacing="false" fo:text-align="center" style:justify-single-word="false"/>
      <style:text-properties fo:color="#ffffff" loext:opacity="100%" style:font-name="Liberation Sans2" fo:font-size="10.5pt" officeooo:rsid="00147c9f" officeooo:paragraph-rsid="00147c9f"/>
    </style:style>
    <style:style style:name="P8" style:family="paragraph" style:parent-style-name="Table_20_Contents">
      <style:paragraph-properties fo:margin-top="0.0193in" fo:margin-bottom="0.0398in" style:contextual-spacing="false" fo:text-align="center" style:justify-single-word="false"/>
      <style:text-properties fo:color="#ffffff" loext:opacity="100%" style:font-name="Liberation Sans2" fo:font-size="10.5pt" fo:font-weight="bold" officeooo:rsid="00147c9f" officeooo:paragraph-rsid="001f3f6d" style:font-weight-asian="bold" style:font-weight-complex="bold"/>
    </style:style>
    <style:style style:name="P9" style:family="paragraph" style:parent-style-name="Table_20_Contents">
      <style:paragraph-properties fo:margin-top="0.0193in" fo:margin-bottom="0.0398in" style:contextual-spacing="false" fo:text-align="center" style:justify-single-word="false"/>
      <style:text-properties fo:color="#ffffff" loext:opacity="100%" style:font-name="Liberation Sans2" fo:font-size="10.5pt" fo:font-weight="normal" officeooo:rsid="00147c9f" officeooo:paragraph-rsid="00147c9f" style:font-weight-asian="normal" style:font-weight-complex="normal"/>
    </style:style>
    <style:style style:name="P10" style:family="paragraph" style:parent-style-name="Standard">
      <style:paragraph-properties fo:line-height="100%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line-height="100%"/>
      <style:text-properties style:font-name="Liberation Sans" fo:font-size="10.5pt" fo:font-weight="normal" officeooo:rsid="001daca6" officeooo:paragraph-rsid="001daca6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line-height="100%"/>
    </style:style>
    <style:style style:name="P13" style:family="paragraph" style:parent-style-name="Heading_20_2">
      <style:paragraph-properties fo:line-height="100%"/>
    </style:style>
    <style:style style:name="P14" style:family="paragraph" style:parent-style-name="Text_20_body" style:list-style-name="L1">
      <style:paragraph-properties fo:line-height="100%"/>
      <style:text-properties officeooo:paragraph-rsid="0010fd9e"/>
    </style:style>
    <style:style style:name="P15" style:family="paragraph" style:parent-style-name="Text_20_body" style:list-style-name="L1">
      <style:paragraph-properties fo:line-height="100%"/>
    </style:style>
    <style:style style:name="P16" style:family="paragraph" style:parent-style-name="Text_20_body" style:list-style-name="L2">
      <style:paragraph-properties fo:line-height="100%"/>
    </style:style>
    <style:style style:name="P17" style:family="paragraph" style:parent-style-name="Text_20_body" style:list-style-name="L2">
      <style:paragraph-properties fo:line-height="100%"/>
      <style:text-properties officeooo:paragraph-rsid="001bc710"/>
    </style:style>
    <style:style style:name="P18" style:family="paragraph" style:parent-style-name="Text_20_body" style:list-style-name="L2">
      <style:paragraph-properties fo:line-height="100%"/>
      <style:text-properties officeooo:paragraph-rsid="001231bc"/>
    </style:style>
    <style:style style:name="P19" style:family="paragraph" style:parent-style-name="Text_20_body" style:list-style-name="L3">
      <style:paragraph-properties fo:line-height="100%"/>
      <style:text-properties officeooo:paragraph-rsid="0010fd9e"/>
    </style:style>
    <style:style style:name="P20" style:family="paragraph" style:parent-style-name="Text_20_body" style:list-style-name="L3">
      <style:paragraph-properties fo:line-height="100%"/>
    </style:style>
    <style:style style:name="P21" style:family="paragraph" style:parent-style-name="Text_20_body" style:list-style-name="L2">
      <style:paragraph-properties fo:line-height="100%"/>
      <style:text-properties style:font-name="Liberation Sans" fo:font-size="10.5pt" fo:font-weight="normal" officeooo:rsid="001bc710" officeooo:paragraph-rsid="001bc710" style:font-size-asian="10.5pt" style:font-weight-asian="normal" style:font-size-complex="10.5pt" style:font-weight-complex="normal"/>
    </style:style>
    <style:style style:name="P22" style:family="paragraph" style:parent-style-name="Text_20_body" style:list-style-name="L2">
      <style:paragraph-properties fo:line-height="100%"/>
      <style:text-properties style:font-name="Liberation Sans" fo:font-size="10.5pt" fo:font-weight="normal" officeooo:paragraph-rsid="0010fd9e" style:font-size-asian="10.5pt" style:font-weight-asian="normal" style:font-size-complex="10.5pt" style:font-weight-complex="normal"/>
    </style:style>
    <style:style style:name="P23" style:family="paragraph" style:parent-style-name="Text_20_body" style:list-style-name="L3">
      <style:paragraph-properties fo:line-height="100%"/>
      <style:text-properties style:font-name="Liberation Sans" fo:font-size="10.5pt" fo:font-weight="normal" officeooo:paragraph-rsid="0010fd9e" style:font-size-asian="10.5pt" style:font-weight-asian="normal" style:font-size-complex="10.5pt" style:font-weight-complex="normal"/>
    </style:style>
    <style:style style:name="T1" style:family="text"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style:font-name="Liberation Sans" fo:font-size="10.5pt" fo:font-weight="normal" officeooo:rsid="00191037" style:font-size-asian="10.5pt" style:font-weight-asian="normal" style:font-size-complex="10.5pt" style:font-weight-complex="normal"/>
    </style:style>
    <style:style style:name="T3" style:family="text">
      <style:text-properties style:font-name="Liberation Sans" fo:font-size="10.5pt" fo:font-weight="normal" officeooo:rsid="0019c712" style:font-size-asian="10.5pt" style:font-weight-asian="normal" style:font-size-complex="10.5pt" style:font-weight-complex="normal"/>
    </style:style>
    <style:style style:name="T4" style:family="text">
      <style:text-properties style:font-name="Liberation Sans" fo:font-size="10.5pt" fo:font-weight="normal" officeooo:rsid="001bc710" style:font-size-asian="10.5pt" style:font-weight-asian="normal" style:font-size-complex="10.5pt" style:font-weight-complex="normal"/>
    </style:style>
    <style:style style:name="T5" style:family="text">
      <style:text-properties style:font-name="Liberation Sans" fo:font-size="12pt" style:font-size-asian="12pt" style:font-size-complex="12pt"/>
    </style:style>
    <style:style style:name="T6" style:family="text">
      <style:text-properties officeooo:rsid="001bc710"/>
    </style:style>
    <style:style style:name="T7" style:family="text">
      <style:text-properties officeooo:rsid="001daca6"/>
    </style:style>
    <style:style style:name="T8" style:family="text">
      <style:text-properties fo:font-weight="bold" style:font-size-asian="10.5pt" style:font-weight-asian="bold" style:font-size-complex="10.5pt" style:font-weight-complex="bold"/>
    </style:style>
    <style:style style:name="T9" style:family="text">
      <style:text-properties officeooo:rsid="0021109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Event Permit Application Form</text:h>
      <text:h text:style-name="P1" text:outline-level="3"><text:span text:style-name="Strong_20_Emphasis">1. Applicant Information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Strong_20_Emphasis"><text:span text:style-name="T8">Name of Organizer/Organization:</text:span></text:span></text:p>
          </table:table-cell>
          <table:table-cell table:style-name="Table1.B1" office:value-type="string">
            <text:p text:style-name="P4"><loext:content-control loext:showing-place-holder="true" loext:alias="Name of the Organizer/Organization" loext:id="558463842">Example Inc</loext:content-control></text:p>
          </table:table-cell>
        </table:table-row>
        <table:table-row>
          <table:table-cell table:style-name="Table1.A2" office:value-type="string">
            <text:p text:style-name="P9">Contact Information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Email:</text:p>
          </table:table-cell>
          <table:table-cell table:style-name="Table1.B2" office:value-type="string">
            <text:p text:style-name="P5"><loext:content-control loext:showing-place-holder="true" loext:alias="Email" loext:id="965429975">events@example.org</loext:content-control></text:p>
          </table:table-cell>
        </table:table-row>
        <table:table-row>
          <table:table-cell table:style-name="Table1.A2" office:value-type="string">
            <text:p text:style-name="P7">Phone Number:</text:p>
          </table:table-cell>
          <table:table-cell table:style-name="Table1.B2" office:value-type="string">
            <text:p text:style-name="P6"><loext:content-control loext:showing-place-holder="true" loext:alias="Phone number" loext:id="1822942355">+49 1234 567890</loext:content-control></text:p>
          </table:table-cell>
        </table:table-row>
        <table:table-row>
          <table:table-cell table:style-name="Table1.A2" office:value-type="string">
            <text:p text:style-name="P7">Event Coordinator:</text:p>
          </table:table-cell>
          <table:table-cell table:style-name="Table1.B2" office:value-type="string">
            <text:p text:style-name="P6"><loext:content-control loext:showing-place-holder="true" loext:alias="Event Coordinator" loext:id="436726727">Jane Doe</loext:content-control></text:p>
          </table:table-cell>
        </table:table-row>
      </table:table>
      <text:h text:style-name="P1" text:outline-level="3"><text:span text:style-name="Strong_20_Emphasis">2. </text:span><text:span text:style-name="Strong_20_Emphasis"><text:span text:style-name="T5">Event Details:</text:span></text:span></text:h>
      <text:list text:style-name="L1">
        <text:list-item>
          <text:p text:style-name="P14"><text:span text:style-name="Strong_20_Emphasis"><text:span text:style-name="T1">Event Name:</text:span></text:span><text:span text:style-name="T1"> </text:span><loext:content-control loext:showing-place-holder="true" loext:alias="Event name" loext:id="388885286"><text:span text:style-name="T2">Click here to enter text</text:span></loext:content-control></text:p>
        </text:list-item>
        <text:list-item>
          <text:p text:style-name="P15"><text:span text:style-name="Strong_20_Emphasis"><text:span text:style-name="T1">Event Date:</text:span></text:span><text:span text:style-name="T1"> </text:span><loext:content-control loext:showing-place-holder="true" loext:alias="Event date" loext:id="2021189172"><text:span text:style-name="T2">Click here to enter text</text:span></loext:content-control></text:p>
        </text:list-item>
        <text:list-item>
          <text:p text:style-name="P15"><text:span text:style-name="Strong_20_Emphasis"><text:span text:style-name="T1">Event Type:</text:span></text:span><text:span text:style-name="T1"> </text:span><loext:content-control loext:showing-place-holder="true" loext:dropdown="true" loext:alias="Event type" loext:id="433211657"><loext:list-item loext:value="Choose an item"/><loext:list-item loext:display-text="Convention" loext:value="Convention"/><loext:list-item loext:display-text="Seminar" loext:value="Seminar"/><loext:list-item loext:display-text="Concert" loext:value="Concert"/><loext:list-item loext:display-text="Private event" loext:value="Private event"/><text:span text:style-name="T2">Choose an item</text:span></loext:content-control></text:p>
        </text:list-item>
        <text:list-item>
          <text:p text:style-name="P14"><text:span text:style-name="Strong_20_Emphasis"><text:span text:style-name="T1">Event Location: </text:span></text:span><loext:content-control loext:showing-place-holder="true" loext:alias="Event location" loext:id="1186472835"><text:span text:style-name="Strong_20_Emphasis"><text:span text:style-name="T2">Click here to enter text</text:span></text:span></loext:content-control></text:p>
        </text:list-item>
        <text:list-item>
          <text:p text:style-name="P15"><text:span text:style-name="Strong_20_Emphasis"><text:span text:style-name="T1">Event Description:</text:span></text:span><text:span text:style-name="T1"> </text:span><loext:content-control loext:showing-place-holder="true" loext:alias="Event description" loext:id="130222237"><text:span text:style-name="Emphasis"><text:span text:style-name="T2">Click here to enter text</text:span></text:span></loext:content-control></text:p>
        </text:list-item>
      </text:list>
      <text:h text:style-name="P1" text:outline-level="3"><text:span text:style-name="Strong_20_Emphasis">3. Safety and Compliance:</text:span></text:h>
      <text:p text:style-name="P2"><loext:content-control loext:checkbox="true" loext:checked="true" loext:checked-state="☒" loext:unchecked-state="☐" loext:id="563643659"><text:span text:style-name="Strong_20_Emphasis"><text:span text:style-name="T9">☒</text:span></text:span></loext:content-control><text:span text:style-name="Strong_20_Emphasis"><text:span text:style-name="T9"> Testsetsetset</text:span></text:span></text:p>
      <text:list text:style-name="L2">
        <text:list-item>
          <text:p text:style-name="P16"><text:span text:style-name="Strong_20_Emphasis"><text:span text:style-name="T1">Security Measures:</text:span></text:span></text:p>
          <text:list>
            <text:list-item>
              <text:p text:style-name="P17"><loext:content-control loext:checkbox="true" loext:checked="true" loext:checked-state="☒" loext:unchecked-state="☐" loext:alias="Minimum of 2 security guiards per 100 attendees" loext:id="2057587789"><text:span text:style-name="Strong_20_Emphasis"><text:span text:style-name="T4">☒</text:span></text:span></loext:content-control><text:span text:style-name="Strong_20_Emphasis"><text:span text:style-name="T3"> Minimum of 2 security guiards per 100 attendees</text:span></text:span></text:p>
            </text:list-item>
            <text:list-item>
              <text:p text:style-name="P17"><loext:content-control loext:checkbox="true" loext:checked-state="☒" loext:unchecked-state="☐" loext:alias="On-site communication plan established between security and event staff" loext:id="606747376"><text:span text:style-name="Strong_20_Emphasis"><text:span text:style-name="T4">☐</text:span></text:span></loext:content-control><text:span text:style-name="T1"> On-site communication plan established between security and event staff</text:span></text:p>
            </text:list-item>
          </text:list>
        </text:list-item>
        <text:list-item>
          <text:p text:style-name="P16"><text:span text:style-name="Strong_20_Emphasis"><text:span text:style-name="T1">Emergency Services:</text:span></text:span></text:p>
          <text:list>
            <text:list-item>
              <text:p text:style-name="P21"><loext:content-control loext:checkbox="true" loext:checked="true" loext:checked-state="☒" loext:unchecked-state="☐" loext:alias="First aid station set up and staffed" loext:id="442255314">☒</loext:content-control> First aid station set up and staffed</text:p>
            </text:list-item>
            <text:list-item>
              <text:p text:style-name="P22"><loext:content-control loext:checkbox="true" loext:checked-state="☒" loext:unchecked-state="☐" loext:alias="Fire extinguishers available at key locations" loext:id="1118821664"><text:span text:style-name="T6">☐</text:span></loext:content-control><text:span text:style-name="T6"> </text:span>Fire extinguishers available at key locations</text:p>
            </text:list-item>
          </text:list>
        </text:list-item>
        <text:list-item>
          <text:p text:style-name="P17"><text:span text:style-name="Strong_20_Emphasis"><text:span text:style-name="T1">Insurance Coverage:</text:span></text:span><text:span text:style-name="T1"> </text:span><text:span text:style-name="Emphasis"><text:span text:style-name="T1">(Prefilled based on policy)</text:span></text:span></text:p>
          <text:list>
            <text:list-item>
              <text:p text:style-name="P17"><text:span text:style-name="Strong_20_Emphasis"><text:span text:style-name="T1">Insurance Policy Expiration Date:</text:span></text:span><text:span text:style-name="T1"> </text:span><loext:content-control loext:showing-place-holder="true" loext:date="true" loext:date-format="TT.MM.JJ" loext:date-rfc-language-tag="de-DE" loext:alias="Insurence policy expiration date" loext:id="46390223"><text:span text:style-name="Emphasis"><text:span text:style-name="T4">Choose a date</text:span></text:span></loext:content-control></text:p>
            </text:list-item>
            <text:list-item>
              <text:p text:style-name="P18"><loext:content-control loext:checkbox="true" loext:checked="true" loext:checked-state="☒" loext:unchecked-state="☐" loext:alias="Municipality named as additional insured" loext:id="1019112160"><text:span text:style-name="Emphasis"><text:span text:style-name="T4">☒</text:span></text:span></loext:content-control><text:span text:style-name="Emphasis"><text:span text:style-name="T4"> Municipality named as additional insured</text:span></text:span></text:p>
            </text:list-item>
          </text:list>
        </text:list-item>
      </text:list>
      <text:h text:style-name="P1" text:outline-level="3"><text:span text:style-name="Strong_20_Emphasis">4. Public Impact:</text:span></text:h>
      <text:list text:style-name="L3">
        <text:list-item>
          <text:p text:style-name="P19"><text:span text:style-name="Strong_20_Emphasis"><text:span text:style-name="T1">Expected Attendance:</text:span></text:span><text:span text:style-name="T1"> </text:span><loext:content-control loext:showing-place-holder="true" loext:alias="Expected attendance" loext:id="1296607649"><text:span text:style-name="T4">200</text:span></loext:content-control></text:p>
        </text:list-item>
        <text:list-item>
          <text:p text:style-name="P19"><text:span text:style-name="Strong_20_Emphasis"><text:span text:style-name="T1">Parking Spaces Required:</text:span></text:span><text:span text:style-name="T1"> </text:span><loext:content-control loext:showing-place-holder="true" loext:alias="Parking spaces required" loext:id="724038505"><text:span text:style-name="T4">Click here to enter text</text:span></loext:content-control></text:p>
        </text:list-item>
        <text:list-item>
          <text:p text:style-name="P20"><text:span text:style-name="Strong_20_Emphasis"><text:span text:style-name="T1">Road Closures:</text:span></text:span></text:p>
          <text:list>
            <text:list-item>
              <text:p text:style-name="P23">Number of streets affected: <loext:content-control loext:showing-place-holder="true" loext:alias="Road closures - Number of streets affected" loext:id="179105294"><text:span text:style-name="T6">Click here to enter text</text:span></loext:content-control></text:p>
            </text:list-item>
            <text:list-item>
              <text:p text:style-name="P23">Length of road closures (in meters): <loext:content-control loext:showing-place-holder="true" loext:alias="Road closures - Length of road closures (in meters)" loext:id="785414000"><text:span text:style-name="T6">Click here to enter text</text:span></loext:content-control></text:p>
            </text:list-item>
          </text:list>
        </text:list-item>
      </text:list>
      <text:p text:style-name="P10"/>
      <text:p text:style-name="P10"/>
      <text:p text:style-name="P12"><loext:content-control loext:picture="true" loext:id="1555804642"><text:span text:style-name="T1"/></loext:content-control></text:p>
      <text:p text:style-name="P10"/>
      <text:p text:style-name="P10"/>
      <text:p text:style-name="P10"><text:tab/><text:tab/><text:tab/><text:tab/><text:tab/><text:tab/><text:span text:style-name="T7">____________________________________________</text:span></text:p>
      <text:p text:style-name="P11">Date: <text:date style:data-style-name="N36" text:date-value="2024-08-22T11:18:47.081674779">22.08.2024</text:date><text:tab/><text:tab/><text:tab/><text:tab/>Signature of the event organiz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2" fo:font-family="'Liberation Sans'" style:font-style-name="Regular" style:font-family-generic="swiss" style:font-pitch="variable" fo:font-size="10.5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ans1" fo:font-family="'Liberation Sans'" style:font-style-name="Bold" style:font-family-generic="swiss" style:font-pitch="variable" fo:font-size="12pt" fo:font-weight="bold" style:font-name-asian="Noto Serif SC" style:font-family-asian="'Noto Serif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7:05:50.854919744</meta:creation-date>
    <dc:date>2024-08-22T11:18:47.049004885</dc:date>
    <meta:editing-duration>PT1H9M29S</meta:editing-duration>
    <meta:editing-cycles>13</meta:editing-cycles>
    <meta:generator>Collabora_Office/24.04.6.2$Linux_X86_64 LibreOffice_project/c025051b17a3851fc87ef334e16f603f13395f5a</meta:generator>
    <meta:document-statistic meta:table-count="1" meta:image-count="0" meta:object-count="0" meta:page-count="1" meta:paragraph-count="37" meta:word-count="187" meta:character-count="1169" meta:non-whitespace-character-count="1007"/>
  </office:meta>
</office:document-meta>
</file>